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02cm" fo:min-width="2.50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58cm" fo:min-width="2.68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5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5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25cm" svg:height="3.75cm" svg:x="5.25cm" svg:y="7.5cm">
          <text:p text:style-name="P1">MODÈ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5cm" svg:height="4cm" svg:x="12.5cm" svg:y="3.25cm">
          <text:p text:style-name="P1">V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5cm" svg:height="4cm" svg:x="19cm" svg:y="7.25cm">
          <text:p text:style-name="P1">CONTRÔL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6cm" svg:height="6cm" svg:x="11.75cm" svg:y="7.75cm">
          <draw:text-box>
            <text:p text:style-name="P2"><text:span text:style-name="T1">- Interface </text:span><text:span text:style-name="T1">sous forme de </text:span><text:span text:style-name="T1">livre (qu’on </text:span><text:span text:style-name="T1">ouvre au </text:span><text:span text:style-name="T1">lancement de </text:span><text:span text:style-name="T1">l’appli, </text:span><text:span text:style-name="T1">change de </text:span><text:span text:style-name="T1">page à </text:span><text:span text:style-name="T1">chaque </text:span><text:span text:style-name="T1">recette)…</text:span></text:p>
            <text:p text:style-name="P2"><text:span text:style-name="T1"/></text:p>
            <text:p text:style-name="P2"><text:span text:style-name="T1">-Possibilité de </text:span><text:span text:style-name="T1">mettre des </text:span><text:span text:style-name="T1">marques </text:span><text:span text:style-name="T1">pages dans le </text:span><text:span text:style-name="T1">livre.</text:span></text:p>
            <text:p text:style-name="P2"><text:span text:style-name="T1"/></text:p>
            <text:p text:style-name="P2"><text:span text:style-name="T1">-bruit </text:span><text:span text:style-name="T1">tournage de </text:span><text:span text:style-name="T1">page</text:span></text:p>
            <text:p text:style-name="P2"><text:span text:style-name="T1"/></text:p>
            <text:p text:style-name="P2"><text:span text:style-name="T1"/></text:p>
          </draw:text-box>
        </draw:frame>
        <draw:frame draw:style-name="gr4" draw:text-style-name="P3" draw:layer="layout" svg:width="6cm" svg:height="5.25cm" svg:x="4.25cm" svg:y="11.5cm">
          <draw:text-box>
            <text:p text:style-name="P2"><text:span text:style-name="T1">-classe ingrédient (quantité)</text:span></text:p>
            <text:p text:style-name="P2"><text:span text:style-name="T1">-classe étape(libellé, temps)</text:span></text:p>
            <text:p text:style-name="P2"><text:span text:style-name="T1">-classe recette (étape, ingrédient, image, temps, catégorie)</text:span></text:p>
            <text:p text:style-name="P2"><text:span text:style-name="T1"/></text:p>
            <text:p text:style-name="P2"><text:span text:style-name="T1"/></text:p>
          </draw:text-box>
        </draw:frame>
        <draw:frame draw:style-name="gr5" draw:text-style-name="P4" draw:layer="layout" svg:width="7.25cm" svg:height="1.25cm" svg:x="2cm" svg:y="1.75cm">
          <draw:text-box>
            <text:p>JAVA FX</text:p>
          </draw:text-box>
        </draw:frame>
        <draw:frame draw:style-name="gr6" draw:text-style-name="P3" draw:layer="layout" svg:width="5.75cm" svg:height="5.75cm" svg:x="19cm" svg:y="11.5cm">
          <draw:text-box>
            <text:p text:style-name="P2"><text:span text:style-name="T1">-recherche nom de recette,</text:span></text:p>
            <text:p text:style-name="P2"><text:span text:style-name="T1">-Recherche de recette à partir d’un ingrédient</text:span></text:p>
            <text:p text:style-name="P2"><text:span text:style-name="T1">-Catégorie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11T09:30:12.925284278</meta:creation-date>
    <dc:date>2021-03-11T11:16:20.231133321</dc:date>
    <meta:editing-duration>PT54M14S</meta:editing-duration>
    <meta:editing-cycles>1</meta:editing-cycles>
    <meta:document-statistic meta:object-count="7"/>
    <meta:generator>LibreOffice/7.1.0.3$Linux_X86_64 LibreOffice_project/f6099ecf3d29644b5008cc8f48f42f4a40986e4c</meta:generator>
  </office:meta>
</office:document-meta>
</file>